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58295" officeooo:paragraph-rsid="01e7e9f2"/>
    </style:style>
    <style:style style:name="P5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P9" style:family="paragraph" style:parent-style-name="Heading_20_3">
      <style:paragraph-properties fo:text-align="center" style:justify-single-word="false" fo:break-before="page"/>
      <style:text-properties officeooo:rsid="01ef9cf9" officeooo:paragraph-rsid="01ef9cf9"/>
    </style:style>
    <style:style style:name="P10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11" style:family="paragraph" style:parent-style-name="Text_20_body">
      <style:paragraph-properties fo:text-align="start" style:justify-single-word="false"/>
      <style:text-properties officeooo:rsid="01f0ba79" officeooo:paragraph-rsid="01f0ba79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069e7"/>
    </style:style>
    <style:style style:name="T6" style:family="text">
      <style:text-properties officeooo:rsid="01e9c10f"/>
    </style:style>
    <style:style style:name="T7" style:family="text">
      <style:text-properties officeooo:rsid="01ed9a88"/>
    </style:style>
    <style:style style:name="T8" style:family="text">
      <style:text-properties officeooo:rsid="01ee649a"/>
    </style:style>
    <style:style style:name="T9" style:family="text">
      <style:text-properties officeooo:rsid="01f75e08"/>
    </style:style>
    <style:style style:name="T10" style:family="text">
      <style:text-properties officeooo:rsid="01f9870e"/>
    </style:style>
    <style:style style:name="T11" style:family="text">
      <style:text-properties fo:font-style="italic" officeooo:rsid="01fb2d4b" style:font-style-asian="italic" style:font-style-complex="italic"/>
    </style:style>
    <style:style style:name="T12" style:family="text">
      <style:text-properties fo:font-style="normal" officeooo:rsid="01fb2d4b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  <text:p text:style-name="P6"><text:a xlink:type="simple" xlink:href="#__RefHeading___Toc226_1901209788" text:style-name="Index_20_Link" text:visited-style-name="Index_20_Link">TCP, UDP Protocols<text:tab/>4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Exchanging public key pairs is often an involved process. In order to simplify <text:span text:style-name="T6">the procedure</text:span>, Smoke implements <text:span text:style-name="T5">the pseudo-random function SipHash. The function generates outputs of 8 bytes (16 characters hexadecimal) which are easily memorized and/or distributed via other communications applications.</text:span></text:p>
      <text:p text:style-name="P5">The transport keys which are generated from SipHash <text:span text:style-name="T8">identities</text:span> may be used for exchanging public-key data <text:span text:style-name="T7">via the Echo Public Key Share (EPKS) protocol.</text:span></text:p>
      <text:p text:style-name="P5"/>
      <text:h text:style-name="P9" text:outline-level="3"><text:bookmark-start text:name="__RefHeading___Toc226_1901209788"/>TCP, UDP Protocols<text:bookmark-end text:name="__RefHeading___Toc226_1901209788"/></text:h>
      <text:p text:style-name="P11">Smoke supports both the TCP and UDP network protocols. Multicast and unicast UDP support is <text:span text:style-name="T10">provided</text:span>. <text:span text:style-name="T9">Multiple clients may be defined via Settings. A limit on the number of client is not imposed. When defining neighbors, you may define SmokeStack and/or Spot-On neighbors. SmokeStack, the companion application of Smoke, offers mobile server services as well as </text:span><text:span text:style-name="T12">offline message storage.</text:span></text:p>
      <text:p text:style-name="P1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7T15:41:53.573634808</dc:date>
    <meta:editing-duration>P2DT14H3M36S</meta:editing-duration>
    <meta:editing-cycles>621</meta:editing-cycles>
    <meta:generator>LibreOffice/5.1.6.2$Linux_X86_64 LibreOffice_project/10m0$Build-2</meta:generator>
    <meta:document-statistic meta:table-count="0" meta:image-count="0" meta:object-count="0" meta:page-count="4" meta:paragraph-count="11" meta:word-count="173" meta:character-count="1221" meta:non-whitespace-character-count="1059"/>
  </office:meta>
</office:document-meta>
</file>